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DejaVu Sans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Default"/>
        <table:table-column table:style-name="co1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La burĝonantaj fianĉoj</text:p>
          </table:table-cell>
          <table:covered-table-cell/>
          <table:covered-table-cell table:style-name="ce4"/>
          <table:covered-table-cell table:number-columns-repeated="2" table:style-name="ce5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ce5" table:number-columns-repeated="3"/>
          <table:table-cell/>
          <table:table-cell table:style-name="Default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style-name="ce22"/>
          <table:table-cell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22"/>
          <table:table-cell/>
        </table:table-row>
        <table:table-row table:style-name="ro3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2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23" office:value-type="string" calcext:value-type="string">
            <text:p>ILO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4" office:value-type="string" calcext:value-type="string">
            <text:p>Ansofi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0:56:05.24262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3-26T11:14:30.480181771</dc:date>
    <meta:editing-duration>P1DT11H9M23S</meta:editing-duration>
    <meta:editing-cycles>116</meta:editing-cycles>
    <meta:generator>LibreOffice/6.4.6.2$Linux_X86_64 LibreOffice_project/40$Build-2</meta:generator>
    <meta:document-statistic meta:table-count="1" meta:cell-count="23" meta:object-count="0"/>
  </office:meta>
</office:document-meta>
</file>